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/>
    </style:style>
    <style:style style:name="P2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/>
    </style:style>
    <style:style style:name="P3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2d92f8"/>
    </style:style>
    <style:style style:name="P4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rsid="001d9183" officeooo:paragraph-rsid="001be8c6"/>
    </style:style>
    <style:style style:name="P5" style:family="paragraph" style:parent-style-name="Text_20_body">
      <style:text-properties fo:color="#000000" loext:opacity="100%" style:font-name="Microsoft YaHei UI Light" fo:font-size="10pt" fo:letter-spacing="normal" fo:language="el" fo:country="GR" officeooo:rsid="000ab718" officeooo:paragraph-rsid="000ab718"/>
    </style:style>
    <style:style style:name="P6" style:family="paragraph" style:parent-style-name="Standard">
      <style:text-properties officeooo:rsid="0018628c" officeooo:paragraph-rsid="001ae74c"/>
    </style:style>
    <style:style style:name="P7" style:family="paragraph" style:parent-style-name="Standard">
      <style:text-properties officeooo:rsid="0018628c" officeooo:paragraph-rsid="001d9183"/>
    </style:style>
    <style:style style:name="P8" style:family="paragraph" style:parent-style-name="Standard">
      <style:text-properties officeooo:paragraph-rsid="0018628c"/>
    </style:style>
    <style:style style:name="P9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3b5f26"/>
    </style:style>
    <style:style style:name="P10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13cd4f"/>
    </style:style>
    <style:style style:name="P11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17de0c"/>
    </style:style>
    <style:style style:name="P12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3cac53"/>
    </style:style>
    <style:style style:name="P13" style:family="paragraph" style:parent-style-name="Text_20_body" style:list-style-name="L3">
      <style:paragraph-properties fo:margin-top="0in" fo:margin-bottom="0.0972in" style:contextual-spacing="false" fo:line-height="115%" fo:orphans="0"/>
      <style:text-properties officeooo:paragraph-rsid="001ae74c"/>
    </style:style>
    <style:style style:name="P14" style:family="paragraph" style:parent-style-name="Text_20_body" style:list-style-name="L4">
      <style:paragraph-properties fo:margin-top="0in" fo:margin-bottom="0.0972in" style:contextual-spacing="false" fo:line-height="115%" fo:orphans="0"/>
      <style:text-properties officeooo:paragraph-rsid="001d9183"/>
    </style:style>
    <style:style style:name="P15" style:family="paragraph" style:parent-style-name="Text_20_body">
      <style:paragraph-properties fo:margin-top="0in" fo:margin-bottom="0.0972in" style:contextual-spacing="false" fo:line-height="115%" fo:orphans="0"/>
    </style:style>
    <style:style style:name="P16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3cd4f"/>
    </style:style>
    <style:style style:name="P17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3da6d"/>
    </style:style>
    <style:style style:name="P18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7de0c"/>
    </style:style>
    <style:style style:name="P19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paragraph-rsid="003b5f26"/>
    </style:style>
    <style:style style:name="P20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17de0c" officeooo:paragraph-rsid="0033fecf"/>
    </style:style>
    <style:style style:name="P21" style:family="paragraph" style:parent-style-name="Text_20_body" style:list-style-name="L4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rsid="0013da6d" officeooo:paragraph-rsid="001d9183" fo:background-color="transparent"/>
    </style:style>
    <style:style style:name="P22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28319b" officeooo:paragraph-rsid="00372cba"/>
    </style:style>
    <style:style style:name="P23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3e622a" officeooo:paragraph-rsid="003e622a"/>
    </style:style>
    <style:style style:name="P24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/>
    </style:style>
    <style:style style:name="P25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rsid="0017de0c" officeooo:paragraph-rsid="0017de0c"/>
    </style:style>
    <style:style style:name="P26" style:family="paragraph" style:parent-style-name="Text_20_body" style:list-style-name="L3">
      <style:paragraph-properties fo:margin-top="0in" fo:margin-bottom="0.0972in" style:contextual-spacing="false" fo:line-height="115%" fo:orphans="0"/>
      <style:text-properties officeooo:rsid="001be8c6" officeooo:paragraph-rsid="001be8c6"/>
    </style:style>
    <style:style style:name="P27" style:family="paragraph" style:parent-style-name="Text_20_body">
      <style:paragraph-properties fo:line-height="115%" fo:orphans="0"/>
      <style:text-properties style:font-name="Microsoft YaHei UI Light" fo:font-size="10pt" fo:language="el" fo:country="GR"/>
    </style:style>
    <style:style style:name="P28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font-weight="bold" officeooo:paragraph-rsid="003cac53" style:font-weight-asian="bold" style:font-weight-complex="bold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1ae74c"/>
    </style:style>
    <style:style style:name="T3" style:family="text">
      <style:text-properties fo:language="el" fo:country="GR" officeooo:rsid="001d9183"/>
    </style:style>
    <style:style style:name="T4" style:family="text">
      <style:text-properties fo:font-variant="normal" fo:text-transform="none" fo:color="#000000" loext:opacity="100%" style:font-name="Microsoft YaHei UI Light" fo:font-size="10pt" fo:language="el" fo:country="GR"/>
    </style:style>
    <style:style style:name="T5" style:family="text">
      <style:text-properties fo:color="#000000" loext:opacity="100%" style:font-name="Microsoft YaHei UI Light" fo:font-size="10pt" fo:language="el" fo:country="GR"/>
    </style:style>
    <style:style style:name="T6" style:family="text">
      <style:text-properties fo:color="#000000" loext:opacity="100%" style:font-name="Microsoft YaHei UI Light" fo:font-size="10pt" fo:language="el" fo:country="GR" style:text-underline-style="solid" style:text-underline-width="auto" style:text-underline-color="font-color"/>
    </style:style>
    <style:style style:name="T7" style:family="text">
      <style:text-properties fo:color="#000000" loext:opacity="100%" style:font-name="Microsoft YaHei UI Light" fo:font-size="10pt" fo:language="el" fo:country="GR" style:text-underline-style="solid" style:text-underline-width="auto" style:text-underline-color="font-color" fo:font-weight="bold" officeooo:rsid="00116908" style:font-weight-asian="bold" style:font-weight-complex="bold"/>
    </style:style>
    <style:style style:name="T8" style:family="text">
      <style:text-properties fo:color="#000000" loext:opacity="100%" style:font-name="Microsoft YaHei UI Light" fo:font-size="10pt" fo:language="el" fo:country="GR" style:text-underline-style="solid" style:text-underline-width="auto" style:text-underline-color="font-color" fo:font-weight="bold" officeooo:rsid="0026de93" style:font-weight-asian="bold" style:font-weight-complex="bold"/>
    </style:style>
    <style:style style:name="T9" style:family="text">
      <style:text-properties fo:color="#000000" loext:opacity="100%" style:font-name="Microsoft YaHei UI Light" fo:font-size="10pt" fo:language="el" fo:country="GR" style:text-underline-style="solid" style:text-underline-width="auto" style:text-underline-color="font-color" officeooo:rsid="0018628c"/>
    </style:style>
    <style:style style:name="T10" style:family="text">
      <style:text-properties fo:color="#000000" loext:opacity="100%" style:font-name="Microsoft YaHei UI Light" fo:font-size="10pt" fo:language="el" fo:country="GR" style:text-underline-style="solid" style:text-underline-width="auto" style:text-underline-color="font-color" officeooo:rsid="00190eb7"/>
    </style:style>
    <style:style style:name="T11" style:family="text">
      <style:text-properties fo:color="#000000" loext:opacity="100%" style:font-name="Microsoft YaHei UI Light" fo:font-size="10pt" fo:language="el" fo:country="GR" fo:font-style="italic" style:text-underline-style="solid" style:text-underline-width="auto" style:text-underline-color="font-color" officeooo:rsid="0018628c"/>
    </style:style>
    <style:style style:name="T12" style:family="text">
      <style:text-properties fo:color="#000000" loext:opacity="100%" style:font-name="Microsoft YaHei UI Light" fo:font-size="10pt" fo:language="el" fo:country="GR" fo:font-style="italic" style:text-underline-style="none" officeooo:rsid="0018628c"/>
    </style:style>
    <style:style style:name="T13" style:family="text">
      <style:text-properties fo:color="#000000" loext:opacity="100%" style:font-name="Microsoft YaHei UI Light" fo:font-size="10pt" fo:language="el" fo:country="GR" officeooo:rsid="000dac84"/>
    </style:style>
    <style:style style:name="T14" style:family="text">
      <style:text-properties fo:color="#000000" loext:opacity="100%" style:font-name="Microsoft YaHei UI Light" fo:font-size="10pt" fo:language="el" fo:country="GR" officeooo:rsid="00116908"/>
    </style:style>
    <style:style style:name="T15" style:family="text">
      <style:text-properties fo:color="#000000" loext:opacity="100%" style:font-name="Microsoft YaHei UI Light" fo:font-size="10pt" fo:language="el" fo:country="GR" officeooo:rsid="00132a2b"/>
    </style:style>
    <style:style style:name="T16" style:family="text">
      <style:text-properties fo:color="#000000" loext:opacity="100%" style:font-name="Microsoft YaHei UI Light" fo:font-size="10pt" fo:language="el" fo:country="GR" officeooo:rsid="0018628c"/>
    </style:style>
    <style:style style:name="T17" style:family="text">
      <style:text-properties fo:color="#000000" loext:opacity="100%" style:font-name="Microsoft YaHei UI Light" fo:font-size="10pt" fo:language="el" fo:country="GR" officeooo:rsid="00190eb7"/>
    </style:style>
    <style:style style:name="T18" style:family="text">
      <style:text-properties fo:color="#000000" loext:opacity="100%" style:font-name="Microsoft YaHei UI Light" fo:font-size="10pt" fo:language="el" fo:country="GR" officeooo:rsid="0019fc6f"/>
    </style:style>
    <style:style style:name="T19" style:family="text">
      <style:text-properties fo:color="#000000" loext:opacity="100%" style:font-name="Microsoft YaHei UI Light" fo:font-size="10pt" fo:language="el" fo:country="GR" officeooo:rsid="001ae74c"/>
    </style:style>
    <style:style style:name="T20" style:family="text">
      <style:text-properties fo:color="#000000" loext:opacity="100%" style:font-name="Microsoft YaHei UI Light" fo:font-size="10pt" fo:language="el" fo:country="GR" officeooo:rsid="001be8c6"/>
    </style:style>
    <style:style style:name="T21" style:family="text">
      <style:text-properties fo:color="#000000" loext:opacity="100%" style:font-name="Microsoft YaHei UI Light" fo:font-size="10pt" fo:language="el" fo:country="GR" officeooo:rsid="001d9183"/>
    </style:style>
    <style:style style:name="T22" style:family="text">
      <style:text-properties fo:color="#000000" loext:opacity="100%" style:font-name="Microsoft YaHei UI Light" fo:font-size="10pt" fo:language="el" fo:country="GR" officeooo:rsid="001e9eb7"/>
    </style:style>
    <style:style style:name="T23" style:family="text">
      <style:text-properties fo:color="#000000" loext:opacity="100%" style:font-name="Microsoft YaHei UI Light" fo:font-size="10pt" fo:language="el" fo:country="GR" officeooo:rsid="0020412d"/>
    </style:style>
    <style:style style:name="T24" style:family="text">
      <style:text-properties fo:color="#000000" loext:opacity="100%" style:font-name="Microsoft YaHei UI Light" fo:font-size="10pt" fo:language="el" fo:country="GR" style:text-underline-style="none"/>
    </style:style>
    <style:style style:name="T25" style:family="text">
      <style:text-properties fo:color="#000000" loext:opacity="100%" style:font-name="Microsoft YaHei UI Light" fo:font-size="10pt" fo:language="el" fo:country="GR" style:text-underline-style="none" fo:font-weight="normal" officeooo:rsid="00116908" style:font-weight-asian="normal" style:font-weight-complex="normal"/>
    </style:style>
    <style:style style:name="T26" style:family="text">
      <style:text-properties fo:color="#000000" loext:opacity="100%" style:font-name="Microsoft YaHei UI Light" fo:font-size="10pt" fo:language="el" fo:country="GR" style:text-underline-style="none" fo:font-weight="normal" officeooo:rsid="0025544c" style:font-weight-asian="normal" style:font-weight-complex="normal"/>
    </style:style>
    <style:style style:name="T27" style:family="text">
      <style:text-properties fo:color="#000000" loext:opacity="100%" style:font-name="Microsoft YaHei UI Light" fo:font-size="10pt" fo:language="el" fo:country="GR" style:text-underline-style="none" fo:font-weight="normal" officeooo:rsid="0026de93" style:font-weight-asian="normal" style:font-weight-complex="normal"/>
    </style:style>
    <style:style style:name="T28" style:family="text">
      <style:text-properties fo:color="#000000" loext:opacity="100%" style:font-name="Microsoft YaHei UI Light" fo:font-size="10pt" fo:language="el" fo:country="GR" style:text-underline-style="none" officeooo:rsid="00190eb7"/>
    </style:style>
    <style:style style:name="T29" style:family="text">
      <style:text-properties fo:color="#000000" loext:opacity="100%" style:font-name="Microsoft YaHei UI Light" fo:font-size="10pt" fo:language="el" fo:country="GR" style:text-underline-style="none" officeooo:rsid="00313714"/>
    </style:style>
    <style:style style:name="T30" style:family="text">
      <style:text-properties fo:color="#000000" loext:opacity="100%" style:font-name="Microsoft YaHei UI Light" fo:font-size="10pt" fo:language="el" fo:country="GR" style:text-underline-style="none" officeooo:rsid="00339630"/>
    </style:style>
    <style:style style:name="T31" style:family="text">
      <style:text-properties fo:color="#000000" loext:opacity="100%" style:font-name="Microsoft YaHei UI Light" fo:font-size="10pt" fo:language="el" fo:country="GR" style:text-underline-style="none" officeooo:rsid="0018628c"/>
    </style:style>
    <style:style style:name="T32" style:family="text">
      <style:text-properties fo:color="#000000" loext:opacity="100%" style:font-name="Microsoft YaHei UI Light" fo:font-size="10pt" fo:language="el" fo:country="GR" style:text-underline-style="none" officeooo:rsid="003e622a"/>
    </style:style>
    <style:style style:name="T33" style:family="text">
      <style:text-properties fo:color="#000000" loext:opacity="100%" style:font-name="Microsoft YaHei UI Light" fo:font-size="10pt" fo:language="el" fo:country="GR" officeooo:rsid="0028319b"/>
    </style:style>
    <style:style style:name="T34" style:family="text">
      <style:text-properties fo:color="#000000" loext:opacity="100%" style:font-name="Microsoft YaHei UI Light" fo:font-size="10pt" fo:language="el" fo:country="GR" officeooo:rsid="00355cc8"/>
    </style:style>
    <style:style style:name="T35" style:family="text">
      <style:text-properties fo:color="#000000" loext:opacity="100%" style:font-name="Microsoft YaHei UI Light" fo:font-size="10pt" fo:language="el" fo:country="GR" officeooo:rsid="0013da6d" fo:background-color="transparent" loext:char-shading-value="0"/>
    </style:style>
    <style:style style:name="T36" style:family="text">
      <style:text-properties fo:color="#000000" loext:opacity="100%" style:font-name="Microsoft YaHei UI Light" fo:font-size="10pt" fo:language="el" fo:country="GR" officeooo:rsid="003cac53" fo:background-color="transparent" loext:char-shading-value="0"/>
    </style:style>
    <style:style style:name="T37" style:family="text">
      <style:text-properties fo:color="#000000" loext:opacity="100%" style:font-name="Microsoft YaHei UI Light" fo:font-size="10pt" fo:language="el" fo:country="GR" officeooo:rsid="003cac53"/>
    </style:style>
    <style:style style:name="T38" style:family="text">
      <style:text-properties fo:color="#000000" loext:opacity="100%" style:font-name="Microsoft YaHei UI Light" fo:font-size="10pt" fo:language="el" fo:country="GR" officeooo:rsid="003cb66e"/>
    </style:style>
    <style:style style:name="T39" style:family="text">
      <style:text-properties fo:color="#000000" loext:opacity="100%" style:font-name="Microsoft YaHei UI Light" fo:font-size="10pt" fo:language="el" fo:country="GR" officeooo:rsid="003e622a"/>
    </style:style>
    <style:style style:name="T40" style:family="text">
      <style:text-properties fo:color="#000000" loext:opacity="100%" style:font-name="Microsoft YaHei UI Light" fo:font-size="10pt" fo:language="en" fo:country="US" style:text-underline-style="solid" style:text-underline-width="auto" style:text-underline-color="font-color" fo:font-weight="bold" officeooo:rsid="00116908" style:font-weight-asian="bold" style:font-weight-complex="bold"/>
    </style:style>
    <style:style style:name="T41" style:family="text">
      <style:text-properties officeooo:rsid="002f541c"/>
    </style:style>
    <style:style style:name="T42" style:family="text">
      <style:text-properties officeooo:rsid="00332ca1"/>
    </style:style>
    <style:style style:name="T43" style:family="text">
      <style:text-properties officeooo:rsid="00339630"/>
    </style:style>
    <style:style style:name="T44" style:family="text">
      <style:text-properties officeooo:rsid="0018628c"/>
    </style:style>
    <style:style style:name="T45" style:family="text">
      <style:text-properties style:font-name="Microsoft YaHei UI Light" fo:font-size="10pt" fo:language="el" fo:country="GR"/>
    </style:style>
    <style:style style:name="T46" style:family="text">
      <style:text-properties style:font-name="Microsoft YaHei UI Light" fo:font-size="10pt" fo:language="el" fo:country="GR" officeooo:rsid="003b5f26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38aefa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ΠΕΡΊΠΤΩΣΗ ΧΡΗΣΗΣ : Επεξεργασία επίπλων</text:p>
      <text:h text:style-name="P1" text:outline-level="2">ΒΑΣΙΚΉ ΡΟΉ: </text:h>
      <text:list xml:id="list3786362282" text:style-name="L1">
        <text:list-item>
          <text:p text:style-name="P10"><text:span text:style-name="T5">Ο χρήστης επιλέγει να επεξεργαστεί ένα συγκεκριμένο έπιπλο </text:span><text:span text:style-name="T13">από την </text:span><text:span text:style-name="T21">σελίδα</text:span><text:span text:style-name="T13"> δωματίου</text:span><text:span text:style-name="T5">.</text:span></text:p>
        </text:list-item>
        <text:list-item>
          <text:p text:style-name="P10"><text:span text:style-name="T4"><text:s/></text:span><text:span text:style-name="T5">Το σύστημα εμφανίζει σε μεγέθυνση το έπιπλο προς επεξεργασία</text:span><text:span text:style-name="T23"> σε νέα σελίδα</text:span><text:span text:style-name="T14"> </text:span><text:span text:style-name="T7">(</text:span><text:span text:style-name="T40">boundary</text:span><text:span text:style-name="T7"> </text:span><text:span text:style-name="T40">and</text:span><text:span text:style-name="T7"> </text:span><text:span text:style-name="T40">entity</text:span><text:span text:style-name="T7">?</text:span><text:span text:style-name="T8">)</text:span><text:span text:style-name="T27">,</text:span><text:span text:style-name="T25"> ό</text:span><text:span text:style-name="T26">πως και διάφορες πληροφορίες για αυτό.</text:span></text:p>
        </text:list-item>
        <text:list-item>
          <text:p text:style-name="P16">Ο χρήστης επιλέγει να επεξεργαστεί ένα βασικό τμήμα του επίπλου (πχ. Τα πόδια ενός τραπεζιού) <text:span text:style-name="T41">από την σελίδα του επίπλου.</text:span></text:p>
        </text:list-item>
        <text:list-item>
          <text:p text:style-name="P10"><text:span text:style-name="T5">Το σύστημα ξεχωρίζει το βασικό τμήμα που επέλεξε ο χρήστης και </text:span><text:span text:style-name="T6">εμφανίζει κάποιες πληροφορίες για αυτό</text:span><text:span text:style-name="T24"> </text:span><text:span text:style-name="T30">στην σελίδα βασικού τμήματος επίπλου</text:span><text:span text:style-name="T24">. </text:span><text:span text:style-name="T6">Για παράδειγμα , το βάρος του , το υλικό του και το ποσοστό που αποτελεί για το συνολικό έπιπλο.? </text:span></text:p>
        </text:list-item>
        <text:list-item>
          <text:p text:style-name="P12"><text:span text:style-name="T5">Ο χρήστης </text:span><text:span text:style-name="T39">επιλέγει να </text:span><text:span text:style-name="T5">επ</text:span><text:span text:style-name="T17">εξεργ</text:span><text:span text:style-name="T39">αστεί</text:span><text:span text:style-name="T17"> τις διαστάσεις, το χρώμα ή και το υλικό </text:span><text:span text:style-name="T10">(ίσως και βάρος)</text:span><text:span text:style-name="T28"> </text:span><text:span text:style-name="T30">στην σελίδα βασικού τμήματος επίπλου</text:span><text:span text:style-name="T29">.</text:span></text:p>
        </text:list-item>
        <text:list-item>
          <text:p text:style-name="P28"><text:span text:style-name="T5">Το σύστημα </text:span><text:span text:style-name="T18">εμφανίζει</text:span><text:span text:style-name="T5"> κάποιες προτάσεις στον χρήστη, ανάλογα με την κατηγορία </text:span><text:span text:style-name="T17">χρήστη </text:span><text:span text:style-name="T5">που ανήκει </text:span><text:span text:style-name="T39">και</text:span><text:span text:style-name="T5"> </text:span><text:span text:style-name="T37">την σύνθεση του δωματίου όπ</text:span><text:span text:style-name="T39">ου υπάρχει το έπιπλο</text:span><text:span text:style-name="T5">. (Πχ </text:span><text:span text:style-name="T37">χρωματική παλέτα που υπάρχει ήδη, διαθέσιμος χώρος κλπ</text:span><text:span text:style-name="T5">).</text:span></text:p>
        </text:list-item>
        <text:list-item>
          <text:p text:style-name="P28"><text:span text:style-name="T5">Ο χρήστης </text:span><text:span text:style-name="T15">εισάγει</text:span><text:span text:style-name="T5"> αλλαγές στις διαστάσεις </text:span><text:span text:style-name="T17">(ύψος, πλάτος, μήκος) ή </text:span><text:span text:style-name="T37">και το χρώμα ή και το υλικό του επίπλου</text:span><text:span text:style-name="T5">.</text:span></text:p>
        </text:list-item>
        <text:list-item>
          <text:p text:style-name="P28"><text:span text:style-name="T35">Το σύστημα ελέγχει αν επιλέχθηκε από τον χρήστη να επεξεργαστεί ένα τμήμα του επίπλου</text:span><text:span text:style-name="T36"> και έπειτα</text:span><text:span text:style-name="T5"> ελέγχει αν πρέπει να </text:span><text:span text:style-name="T37">γίνουν αλλαγές και στα υπόλοιπα τμήματα του επίπλου</text:span><text:span text:style-name="T38">(πχ τα πόδια του γραφείου είναι πολύ λεπτά σε σχέση με επιφάνεια από πάνω)</text:span><text:span text:style-name="T5">.</text:span></text:p>
        </text:list-item>
        <text:list-item>
          <text:p text:style-name="P28"><text:span text:style-name="T31">Το σύστημα ελέγχει αν το έπιπλο </text:span><text:span text:style-name="T32">μετά την επεξεργασία </text:span><text:span text:style-name="T31">χωράει στην θέση που υπήρχε στο δωμάτιο, αν αντέχει το βάρος άλλων</text:span><text:span text:style-name="T9"> </text:span><text:span text:style-name="T11">αντικειμένων</text:span><text:span text:style-name="T31">  που μπορεί να </text:span><text:span text:style-name="T32">υπήρχαν</text:span><text:span text:style-name="T31"> πάνω του.</text:span></text:p>
        </text:list-item>
        <text:list-item>
          <text:p text:style-name="P17">Το σύστημα εμφανίζει το έπιπλο με τις νέες προδιαγραφές <text:span text:style-name="T42">στην ανανεωμένη σελίδα επίπλου</text:span>.</text:p>
        </text:list-item>
        <text:list-item>
          <text:p text:style-name="P23">Το σύστημα ελέγχει αν ταιριάζει αισθητικά το έπιπλο στο δωμάτιο. </text:p>
        </text:list-item>
        <text:list-item>
          <text:p text:style-name="P18">Ο χρήστης αποθηκεύει <text:span text:style-name="T43">το έπιπλο</text:span>.</text:p>
        </text:list-item>
        <text:list-item>
          <text:p text:style-name="P22"><text:span text:style-name="T44">Τ</text:span>ο σύστημα αποθηκεύει το “νέο” έπιπλο στην βάση δεδομένων του χρήστη, για να μπορέσει αν θέλει να το προσθέσει και σε άλλα δωμάτια.</text:p>
        </text:list-item>
        <text:list-item>
          <text:p text:style-name="P20">Το σύστημα ελέγχει στο δωμάτιο ,εάν υπάρχουν και άλλα ίδια έπιπλα. </text:p>
        </text:list-item>
        <text:list-item>
          <text:p text:style-name="P25"><text:span text:style-name="T5">Το σύστημα εμφανίζει ένα μήνυμα επιβεβαίωσης </text:span><text:span text:style-name="T16">και σε περίπτωση επιβεβαίωσης αλλάζουν </text:span><text:span text:style-name="T34">στο δωμάτιο </text:span><text:span text:style-name="T16">όλα ίδια έπιπλα σύμφωνα με της αλλαγές που έκανε ο χρήστης στο συγκεκριμένο έπιπλο.</text:span></text:p>
        </text:list-item>
        <text:list-item>
          <text:p text:style-name="P11"><text:span text:style-name="T33">Το σύστημα επιστρέφει τον χρήστη</text:span><text:span text:style-name="T5"> στ</text:span><text:span text:style-name="T21">ην σελίδα</text:span><text:span text:style-name="T5"> του δωματίου με τ</text:span><text:span text:style-name="T21">ις αλλαγές. </text:span></text:p>
        </text:list-item>
      </text:list>
      <text:h text:style-name="P3" text:outline-level="2">ΕΝΑΛΛΑΚΤΙΚΗ ΡΟΗ 1:  </text:h>
      <text:p text:style-name="P27"><text:span text:style-name="T47">3.α.1  Ο χρήστης επιλέγει να επεξεργαστεί τις διαστάσεις, </text:span><text:span text:style-name="T48">το χρώμα ή και το υλικό</text:span><text:span text:style-name="T47"> σε ολόκληρο το έπιπλο.</text:span></text:p>
      <text:p text:style-name="P2">3.α.3  Ο χρήστης κατοχυρώνει τις αλλαγές στις διαστάσεις</text:p>
      <text:p text:style-name="P24"><text:soft-page-break/><text:span text:style-name="T45">3.α.4. Επιστρέφουμε στο βήμα </text:span><text:span text:style-name="T46">6</text:span><text:span text:style-name="T45"> της βασικής ροής.</text:span></text:p>
      <text:h text:style-name="P1" text:outline-level="2">ΕΝΑΛΛΑΚΤΙΚΗ ΡΟΗ 3:  </text:h>
      <text:p text:style-name="P15"><text:span text:style-name="T5">10.α.1. </text:span></text:p>
      <text:h text:style-name="P9" text:outline-level="2">ΕΝΑΛΛΑΚΤΙΚΗ ΡΟΗ 2:  </text:h>
      <text:p text:style-name="P19">9.α.1  Το σύστημα ενημερώνει τον χρήστη ότι πρέπει να αλλάξουν οι διαστάσεις και τον υπόλοιπων τμημάτων </text:p>
      <text:p text:style-name="P19">9.α.2 Ο χρήστης δέχεται να γίνουν οι αλλαγές και στα υπόλοιπα τμήματα.</text:p>
      <text:p text:style-name="P19">9.α.3 Το σύστημα φέρνει στις κατάλληλες διαστάσεις όλα τα τμήματα του επίπλου , έτσι ώστε να ταιριάζουν με αυτές που έδωσε  ο χρήστης</text:p>
      <text:p text:style-name="P19"><text:span text:style-name="T16">9.α.4. Επιστρέφουμε στο βήμα 9 της βασικής ροής.</text:span></text:p>
      <text:p text:style-name="P8"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20:42:16.026431845</meta:creation-date>
    <dc:date>2023-04-19T14:14:52.481251571</dc:date>
    <meta:editing-duration>PT1H17M8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461" meta:character-count="2787" meta:non-whitespace-character-count="2352"/>
  </office:meta>
</office:document-meta>
</file>